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3/05/08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Datasette</text:p>
            <text:p><text:span text:style-name="T1"/></text:p>
            <text:p><text:span text:style-name="T2">Exploring data in the brows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a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Datasette is a tool for exploring and publishing data. It helps people take data of any shape, analyze and explore it, and publish it as an interactive website and accompanying API.</text:p>
                <text:p>Datasette is aimed at data journalists, museum curators, archivists, local governments, scientists, researchers and anyone else who has data that they wish to share with the world.</text:p>
                <text:p text:style-name="P2"><text:span text:style-name="T3"><text:a xlink:href="https://datasette.io/" xlink:type="simple">https://datasette.io/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b-browser based</text:p>
              </text:list-item>
              <text:list-item>
                <text:p>Uses (by default) sqlite databases</text:p>
              </text:list-item>
              <text:list-item>
                <text:p><text:a xlink:href="https://docs.datasette.io/en/stable/sql_queries.html" xlink:type="simple">Run SQL queries</text:a><text:s/>to obtain tabular data</text:p>
              </text:list-item>
              <text:list-item>
                <text:p>Tabular data can be displayed, plotted</text:p>
              </text:list-item>
              <text:list-item>
                <text:p>(via plugins) supports geospatial data</text:p>
              </text:list-item>
              <text:list-item>
                <text:p><text:a xlink:href="https://docs.datasette.io/en/stable/json_api.html" xlink:type="simple">JSON API</text:a></text:p>
              </text:list-item>
              <text:list-item>
                <text:p>Deploy on <text:a xlink:href="https://docs.datasette.io/en/stable/deploying.html#" xlink:type="simple">local system</text:a>, <text:a xlink:href="https://docs.datasette.io/en/stable/publish.html" xlink:type="simple">Heroku or Google Cloud Run</text:a></text:p>
              </text:list-item>
              <text:list-item>
                <text:p>Customizable via <text:a xlink:href="https://docs.datasette.io/en/stable/settings.html" xlink:type="simple">settings</text:a></text:p>
              </text:list-item>
              <text:list-item>
                <text:p><text:a xlink:href="https://docs.datasette.io/en/stable/custom_templates.html" xlink:type="simple">Custom pages/templates</text:a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Get starte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ip install datasette</text:p>
              </text:list-item>
              <text:list-item>
                <text:p>But: at time of writing Pandas 2.x seems to be causing problems...</text:p>
              </text:list-item>
              <text:list-item>
                <text:p>Useful tools:</text:p>
                <text:list>
                  <text:list-item>
                    <text:p>csvs-to-sqlite (via pip): turn CSV files into sqlite databases</text:p>
                  </text:list-item>
                  <text:list-item>
                    <text:p>geojson-to-sqlite (via pip): for ingesting GIS JSON data</text:p>
                  </text:list-item>
                  <text:list-item>
                    <text:p>datasette-vega (via pip): for inlining plots (bar, line, scatter)</text:p>
                  </text:list-item>
                  <text:list-item>
                    <text:p>datasette-cluster-map (via datasette): for cluster maps of GIS data</text:p>
                  </text:list-item>
                </text:list>
              </text:list-item>
              <text:list-item>
                <text:p>Minimal (useful) requirements:</text:p>
                <text:p><text:span text:style-name="T4">datasette pandas&lt;2.0.0 click&lt;8.0 datasette-vega==0.6.2 csvs-to-</text:span><text:span text:style-name="T4">sqlite==1.3 geojson-to-sqlite==1.1.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 text:style-name="P4">Let's give it a go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7T13:37:13.361416073</meta:creation-date>
    <meta:generator>LibreOffice/6.4.7.2$Linux_X86_64 LibreOffice_project/40$Build-2</meta:generator>
    <meta:editing-duration>PT2H17M40S</meta:editing-duration>
    <meta:editing-cycles>8</meta:editing-cycles>
    <dc:date>2023-05-08T10:25:18.968299120</dc:date>
    <meta:document-statistic meta:object-count="40"/>
  </office:meta>
</office:document-meta>
</file>